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65c2" officeooo:paragraph-rsid="001f65c2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text-properties officeooo:rsid="001ff311" officeooo:paragraph-rsid="001ff311"/>
    </style:style>
    <style:style style:name="T1" style:family="text">
      <style:text-properties officeooo:rsid="001f6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ant</text:p>
      <text:p text:style-name="Preformatted_20_Text">- Susanne : synchro</text:p>
      <text:p text:style-name="Preformatted_20_Text">- framaform ouvrir le bon et remplir id</text:p>
      <text:p text:style-name="Preformatted_20_Text">- marqueurs : labelliser rigid bodies</text:p>
      <text:p text:style-name="Preformatted_20_Text">- préparer working memory test</text:p>
      <text:p text:style-name="Preformatted_20_Text"/>
      <text:p text:style-name="Preformatted_20_Text"/>
      <text:p text:style-name="Preformatted_20_Text"/>
      <text:p text:style-name="P2">Instructions</text:p>
      <text:p text:style-name="Preformatted_20_Text"/>
      <text:p text:style-name="Preformatted_20_Text">- expliquer système MoCap + vaguement ce qu'on va faire (histoires + intro)</text:p>
      <text:p text:style-name="Preformatted_20_Text"/>
      <text:p text:style-name="Preformatted_20_Text">- habillage :</text:p>
      <text:p text:style-name="Preformatted_20_Text">1/veste MoCap</text:p>
      <text:p text:style-name="Preformatted_20_Text">2/respiration -&gt; write down size (souvent 28f, 40 XXL)</text:p>
      <text:p text:style-name="Preformatted_20_Text">3/sac pour respi</text:p>
      <text:p text:style-name="Preformatted_20_Text">4/ gants MoCap</text:p>
      <text:p text:style-name="Preformatted_20_Text">5/ MoCap head</text:p>
      <text:p text:style-name="Preformatted_20_Text">6/ MoCap Rest :</text:p>
      <text:p text:style-name="Preformatted_20_Text"><text:s text:c="4"/>DG épaules, avant-bras, mains, dos</text:p>
      <text:p text:style-name="Preformatted_20_Text"><text:s text:c="4"/>verify that all rigid bodies numbers correspond</text:p>
      <text:p text:style-name="Preformatted_20_Text"/>
      <text:p text:style-name="Preformatted_20_Text">- étirements/mouvements avec les mains pour se relâcher</text:p>
      <text:p text:style-name="Preformatted_20_Text">- familiarisation : montre cmt faire avec les mains, essaie aussi les pieds</text:p>
      <text:p text:style-name="Preformatted_20_Text">- lance la caméra, respi, MoCap</text:p>
      <text:p text:style-name="Preformatted_20_Text">- enregistrements baseline </text:p>
      <text:p text:style-name="Preformatted_20_Text"><text:s text:c="4"/>2 min rien, mains, pieds</text:p>
      <text:p text:style-name="Preformatted_20_Text"/>
      <text:p text:style-name="Preformatted_20_Text">- montre instructions</text:p>
      <text:p text:style-name="Preformatted_20_Text">- try to be as expressive as you can be</text:p>
      <text:p text:style-name="Preformatted_20_Text"/>
      <text:p text:style-name="Preformatted_20_Text">- montre introduction</text:p>
      <text:p text:style-name="Preformatted_20_Text"/>
      <text:p text:style-name="Preformatted_20_Text">Pour chaque histoire :</text:p>
      <text:p text:style-name="Preformatted_20_Text">- explique la condition</text:p>
      <text:p text:style-name="Preformatted_20_Text">- installe accessoires au maximum</text:p>
      <text:p text:style-name="Preformatted_20_Text">- rappelle d'être expressif (essaie de décrire la forme etc)</text:p>
      <text:p text:style-name="Preformatted_20_Text">- <text:span text:style-name="T1">framatest</text:span></text:p>
      <text:p text:style-name="Preformatted_20_Text"/>
      <text:p text:style-name="Preformatted_20_Text"/>
      <text:p text:style-name="Preformatted_20_Text">- <text:span text:style-name="T1">à la fin</text:span></text:p>
      <text:p text:style-name="P3">exo respiration</text:p>
      <text:p text:style-name="P1">formulaire à remplir</text:p>
      <text:p text:style-name="P1">working memory tes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before </text:p>
      <text:p text:style-name="Preformatted_20_Text">- Susanne : synchro</text:p>
      <text:p text:style-name="Preformatted_20_Text">- framaform : open th right one and fill id</text:p>
      <text:p text:style-name="Preformatted_20_Text">- marqueurs : label rigid bodies</text:p>
      <text:p text:style-name="Preformatted_20_Text">- prepare working memory test</text:p>
      <text:p text:style-name="Preformatted_20_Text"/>
      <text:p text:style-name="Preformatted_20_Text"/>
      <text:p text:style-name="Preformatted_20_Text"/>
      <text:p text:style-name="Preformatted_20_Text">- explain the whole system (MoCap,RespiTrace,video)</text:p>
      <text:p text:style-name="Preformatted_20_Text">- explain quickly what we're going to do (stories)</text:p>
      <text:p text:style-name="Preformatted_20_Text"/>
      <text:p text:style-name="Preformatted_20_Text">- dressing :</text:p>
      <text:p text:style-name="Preformatted_20_Text"><text:s text:c="4"/>1/ jacket MoCap</text:p>
      <text:p text:style-name="Preformatted_20_Text"><text:s text:c="4"/>2/ respiration</text:p>
      <text:p text:style-name="Preformatted_20_Text"><text:s text:c="8"/>-&gt; try different sizes</text:p>
      <text:p text:style-name="Preformatted_20_Text"><text:s text:c="8"/>-&gt; explain how tu put it</text:p>
      <text:p text:style-name="Preformatted_20_Text"><text:s text:c="8"/>-&gt; write down size (often 28f, 40 XXL)</text:p>
      <text:p text:style-name="Preformatted_20_Text"><text:s text:c="8"/>-&gt; put the cables</text:p>
      <text:p text:style-name="Preformatted_20_Text"><text:s text:c="4"/>3/ bag for the respi</text:p>
      <text:p text:style-name="Preformatted_20_Text"><text:s text:c="4"/>4/ gloves MoCap</text:p>
      <text:p text:style-name="Preformatted_20_Text"><text:s text:c="4"/>5/ MoCap head</text:p>
      <text:p text:style-name="Preformatted_20_Text"><text:s text:c="4"/>6/ MoCap Rest</text:p>
      <text:p text:style-name="Preformatted_20_Text"><text:s text:c="8"/>right to left : shoulders, forearm, hands, back</text:p>
      <text:p text:style-name="Preformatted_20_Text"><text:s text:c="8"/>verify that all rigid bodies numbers correspond</text:p>
      <text:p text:style-name="Preformatted_20_Text"/>
      <text:p text:style-name="Preformatted_20_Text">- stretching with te arms to relax</text:p>
      <text:p text:style-name="Preformatted_20_Text">- familiarisation : show how to bike with the hands, try with the legs</text:p>
      <text:p text:style-name="Preformatted_20_Text">- start camera, MoCap, respi</text:p>
      <text:p text:style-name="Preformatted_20_Text">- baseline : 2min respi, hands, legs</text:p>
      <text:p text:style-name="Preformatted_20_Text"/>
      <text:p text:style-name="Preformatted_20_Text">- show instructions</text:p>
      <text:p text:style-name="Preformatted_20_Text">- try to be as expressive as you can be</text:p>
      <text:p text:style-name="Preformatted_20_Text">- show introduction</text:p>
      <text:p text:style-name="Preformatted_20_Text"/>
      <text:p text:style-name="Preformatted_20_Text">for every story :</text:p>
      <text:p text:style-name="Preformatted_20_Text">- explain the condition</text:p>
      <text:p text:style-name="Preformatted_20_Text">- install all the possible things</text:p>
      <text:p text:style-name="Preformatted_20_Text">- remember the person to be expressive (try to explain the shape etc)</text:p>
      <text:p text:style-name="Preformatted_20_Text"/>
      <text:p text:style-name="Preformatted_20_Text">*story*</text:p>
      <text:p text:style-name="Preformatted_20_Text">- person comes in</text:p>
      <text:p text:style-name="Preformatted_20_Text">* end of story*</text:p>
      <text:p text:style-name="Preformatted_20_Text">- make the person go out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13:52:47.215097100</dc:date>
    <meta:editing-duration>PT2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356" meta:character-count="2004" meta:non-whitespace-character-count="1630"/>
  </office:meta>
</office:document-meta>
</file>